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78f2f2" style:parent-style-name="Heading_20_2">
      <style:paragraph-properties/>
    </style:style>
    <style:style style:family="text" style:name="a9e5f44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5ae0ae" style:parent-style-name="Heading_20_2">
      <style:paragraph-properties/>
    </style:style>
    <style:style style:family="text" style:name="a90c0ae">
      <style:text-properties/>
    </style:style>
    <style:style style:family="text" style:name="abd2a85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48fb65" style:parent-style-name="Heading_20_2">
      <style:paragraph-properties/>
    </style:style>
    <style:style style:family="text" style:name="a2b2004" style:parent-style-name="Default_20_Paragraph_20_Font">
      <style:text-properties style:font-name="Courier New" style:font-name-complex="Courier New"/>
    </style:style>
    <style:style style:family="paragraph" style:name="a4566f8" style:parent-style-name="Heading_20_2">
      <style:paragraph-properties/>
    </style:style>
    <style:style style:family="text" style:name="a4c2df6" style:parent-style-name="Default_20_Paragraph_20_Font">
      <style:text-properties fo:font-size="16.0pt" style:font-size-asian="16.0pt"/>
    </style:style>
    <style:style style:family="paragraph" style:name="af4f456" style:parent-style-name="Heading_20_2">
      <style:paragraph-properties/>
    </style:style>
    <style:style style:family="text" style:name="a7bda0a" style:parent-style-name="Default_20_Paragraph_20_Font">
      <style:text-properties style:text-position="super"/>
    </style:style>
    <style:style style:family="text" style:name="a8fecf2" style:parent-style-name="Default_20_Paragraph_20_Font">
      <style:text-properties style:text-position="sub"/>
    </style:style>
    <style:style style:family="paragraph" style:name="a38f9af" style:parent-style-name="Heading_20_2">
      <style:paragraph-properties/>
    </style:style>
    <style:style style:family="text" style:name="adbb489" style:parent-style-name="Default_20_Paragraph_20_Font">
      <style:text-properties fo:background-color="#ffff00"/>
    </style:style>
    <style:style style:family="paragraph" style:name="a9c0cb1" style:parent-style-name="Heading_20_2">
      <style:paragraph-properties/>
    </style:style>
    <style:style style:family="text" style:name="a778ad4" style:parent-style-name="Default_20_Paragraph_20_Font">
      <style:text-properties fo:color="#ff0000"/>
    </style:style>
    <style:style style:family="paragraph" style:name="a7d544d" style:parent-style-name="Heading_20_2">
      <style:paragraph-properties/>
    </style:style>
    <style:style style:family="text" style:name="a96f051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5d6bbc" style:parent-style-name="Heading_20_2">
      <style:paragraph-properties/>
    </style:style>
    <style:style style:family="text" style:name="af313e6" style:parent-style-name="Default_20_Paragraph_20_Font">
      <style:text-properties style:text-underline-style="solid"/>
    </style:style>
    <style:style style:family="paragraph" style:name="a9f0f66" style:parent-style-name="Heading_20_2">
      <style:paragraph-properties/>
    </style:style>
    <style:style style:family="text" style:name="ad5cd23" style:parent-style-name="Default_20_Paragraph_20_Font">
      <style:text-properties fo:font-style="italic" style:font-style-asian="italic"/>
    </style:style>
    <style:style style:family="paragraph" style:name="acaa44d" style:parent-style-name="Heading_20_2">
      <style:paragraph-properties/>
    </style:style>
    <style:style style:family="text" style:name="a206144" style:parent-style-name="Default_20_Paragraph_20_Font">
      <style:text-properties fo:font-weight="bold" style:font-weight-asian="bold"/>
    </style:style>
    <style:style style:family="paragraph" style:name="ac43157" style:parent-style-name="Heading_20_2">
      <style:paragraph-properties/>
    </style:style>
    <style:style style:family="paragraph" style:name="a24e757" style:parent-style-name="Title">
      <style:paragraph-properties fo:break-before="page"/>
    </style:style>
  </office:automatic-styles>
  <office:body>
    <office:text>
      <text:p text:style-name="a24e757">Character Attributes</text:p>
      <text:p text:style-name="Subtitle">Examples</text:p>
      <text:h text:outline-level="2" text:style-name="ac43157">Bold</text:h>
      <text:p text:style-name="Normal"><text:span text:style-name="a206144">Lorem ipsum</text:span><text:s/>dolor sit amet…</text:p>
      <text:h text:outline-level="2" text:style-name="acaa44d">Italic</text:h>
      <text:p text:style-name="Normal"><text:span text:style-name="ad5cd23">Lorem ipsum</text:span><text:s/>dolor sit amet…</text:p>
      <text:h text:outline-level="2" text:style-name="a9f0f66">Underline</text:h>
      <text:p text:style-name="Normal"><text:span text:style-name="af313e6">Lorem ipsum</text:span><text:s/>dolor sit amet…</text:p>
      <text:h text:outline-level="2" text:style-name="a5d6bbc">Bold+Italic+Underline</text:h>
      <text:p text:style-name="Normal"><text:span text:style-name="a96f051">Lorem ipsum</text:span><text:s/>dolor sit amet…</text:p>
      <text:h text:outline-level="2" text:style-name="a7d544d">Text Color</text:h>
      <text:p text:style-name="Normal"><text:span text:style-name="a778ad4">Lorem ipsum</text:span><text:s/>dolor sit amet…</text:p>
      <text:h text:outline-level="2" text:style-name="a9c0cb1">Highlight Color</text:h>
      <text:p text:style-name="Normal"><text:span text:style-name="adbb489">Lorem ipsum</text:span><text:s/>dolor sit amet…</text:p>
      <text:h text:outline-level="2" text:style-name="a38f9af">Subscript + Superscript</text:h>
      <text:p text:style-name="Normal"><text:span text:style-name="a8fecf2">Lorem</text:span><text:s/><text:span text:style-name="a7bda0a">ipsum</text:span><text:s/>dolor sit amet…</text:p>
      <text:h text:outline-level="2" text:style-name="af4f456">Font Size</text:h>
      <text:p text:style-name="Normal"><text:span text:style-name="a4c2df6">Lorem ipsum</text:span><text:s/>dolor sit amet…</text:p>
      <text:h text:outline-level="2" text:style-name="a4566f8">Font Name</text:h>
      <text:p text:style-name="Normal"><text:span text:style-name="a2b2004">Lorem ipsum</text:span><text:s/>dolor sit amet…</text:p>
      <text:h text:outline-level="2" text:style-name="a48fb65">Strikethrough</text:h>
      <text:p text:style-name="Marginalia"><text:span text:style-name="abd2a85">Lorem ipsum</text:span><text:s/>do<text:span text:style-name="a90c0ae">lor sit<text:s/></text:span>amet…</text:p>
      <text:h text:outline-level="2" text:style-name="a5ae0ae">Double Strikethrough</text:h>
      <text:p text:style-name="Marginalia"><text:span text:style-name="a9e5f44">Lorem ipsum</text:span><text:s/>dolor sit amet…</text:p>
      <text:h text:outline-level="2" text:style-name="a78f2f2">Special Characters</text:h>
      <text:p text:style-name="Normal"><text:a xlink:href="http://www.heise.de/"><text:span text:style-name="Internet_20_link">“some site”</text:span></text:a>: http://www.heise.d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 draw:fill="solid" draw:fill-color="#729fcf"/>
      <style:paragraph-properties fo:line-height="100%" fo:text-align="left"/>
      <style:text-properties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6</dc:date>
    <meta:editing-cycles>2</meta:editing-cycles>
    <meta:editing-duration>PT0.028S</meta:editing-duration>
  </office:meta>
</office:document-meta>
</file>